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style:font-name="Arial" fo:font-size="12pt" officeooo:rsid="0011dbbf" officeooo:paragraph-rsid="0011dbbf" style:font-size-asian="12pt" style:font-size-complex="12pt"/>
    </style:style>
    <style:style style:name="P2" style:family="paragraph" style:parent-style-name="Standard">
      <style:text-properties style:use-window-font-color="true" loext:opacity="0%" style:font-name="Arial" fo:font-size="12pt" officeooo:rsid="0011dbbf" officeooo:paragraph-rsid="0011dbbf" fo:background-color="#dddddd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Arial" fo:font-size="12pt" officeooo:rsid="0011dbbf" officeooo:paragraph-rsid="0011dbbf" fo:background-color="#dddddd" style:font-size-asian="12pt" style:font-size-complex="12pt"/>
    </style:style>
    <style:style style:name="P4" style:family="paragraph" style:parent-style-name="Standard" style:list-style-name="L1">
      <style:text-properties style:use-window-font-color="true" loext:opacity="0%" style:font-name="Arial" fo:font-size="12pt" officeooo:rsid="0011dbbf" officeooo:paragraph-rsid="0011dbbf" style:font-size-asian="12pt" style:font-size-complex="12pt"/>
    </style:style>
    <style:style style:name="P5" style:family="paragraph" style:parent-style-name="Standard" style:list-style-name="L2">
      <style:text-properties style:use-window-font-color="true" loext:opacity="0%" style:font-name="Arial" fo:font-size="12pt" officeooo:rsid="0011dbbf" officeooo:paragraph-rsid="0011dbbf" style:font-size-asian="12pt" style:font-size-complex="12pt"/>
    </style:style>
    <style:style style:name="P6" style:family="paragraph" style:parent-style-name="Standard">
      <style:text-properties style:use-window-font-color="true" loext:opacity="0%" style:font-name="Arial" fo:font-size="12pt" officeooo:rsid="00139fbf" officeooo:paragraph-rsid="00139fbf" style:font-size-asian="12pt" style:font-size-complex="12pt"/>
    </style:style>
    <style:style style:name="P7" style:family="paragraph" style:parent-style-name="Standard">
      <style:text-properties style:use-window-font-color="true" loext:opacity="0%" style:font-name="Arial" fo:font-size="12pt" officeooo:rsid="0011dbbf" officeooo:paragraph-rsid="0011dbbf" fo:background-color="transparent" style:font-size-asian="12pt" style:font-size-complex="12pt"/>
    </style:style>
    <style:style style:name="P8" style:family="paragraph" style:parent-style-name="Standard">
      <style:text-properties style:use-window-font-color="true" loext:opacity="0%" style:font-name="Arial" fo:font-size="12pt" officeooo:rsid="00139fbf" officeooo:paragraph-rsid="00139fbf" fo:background-color="transparen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background-color="#ffffa6" loext:char-shading-value="0"/>
    </style:style>
    <style:style style:name="T3" style:family="text">
      <style:text-properties officeooo:rsid="00139fbf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ibuting Manual:</text:p>
      <text:p text:style-name="P1"/>
      <text:p text:style-name="P1">Nice, that you also look into this manual. Here i will show you how to implement new stuff easily.</text:p>
      <text:p text:style-name="P1"/>
      <text:p text:style-name="P1">There are some things left to be made at this point, but feel free to add your features, tho.</text:p>
      <text:p text:style-name="P1"/>
      <text:p text:style-name="P1">toDo´s:</text:p>
      <text:list text:style-name="L1">
        <text:list-item>
          <text:p text:style-name="P4">add polyphony</text:p>
        </text:list-item>
        <text:list-item>
          <text:p text:style-name="P4"><text:span text:style-name="T1">add display stabilty</text:span> </text:p>
        </text:list-item>
        <text:list-item>
          <text:p text:style-name="P4"><text:span text:style-name="T1">also how i update my screencontent, deletes are not always shown</text:span> </text:p>
        </text:list-item>
        <text:list-item>
          <text:p text:style-name="P4"><text:span text:style-name="T1">internal plugins</text:span> </text:p>
        </text:list-item>
        <text:list-item>
          <text:p text:style-name="P4"><text:span text:style-name="T1">if in the stepsequencer of a track, i would like to hear the selected clip. when in songmode, only play the arrangment</text:span> </text:p>
        </text:list-item>
        <text:list-item>
          <text:p text:style-name="P4"><text:span text:style-name="T1">Adding the audioboard.</text:span> for teensy 4.1</text:p>
        </text:list-item>
        <text:list-item>
          <text:p text:style-name="P4"><text:span text:style-name="T1">replace the clip-array with a struct</text:span> </text:p>
        </text:list-item>
        <text:list-item>
          <text:p text:style-name="P4"><text:span text:style-name="T1">make a PCB</text:span> </text:p>
        </text:list-item>
        <text:list-item>
          <text:p text:style-name="P4"><text:span text:style-name="T1">make a housing</text:span> </text:p>
        </text:list-item>
        <text:list-item>
          <text:p text:style-name="P4">implement Record-function</text:p>
        </text:list-item>
      </text:list>
      <text:p text:style-name="P1"/>
      <text:p text:style-name="P1"/>
      <text:p text:style-name="P1">The Program consists of several files.</text:p>
      <text:p text:style-name="P1">*by 13.Sep.22</text:p>
      <text:p text:style-name="P1"/>
      <text:list text:style-name="L2">
        <text:list-item>
          <text:p text:style-name="P5">15stepTeensyDAW3.ino</text:p>
        </text:list-item>
        <text:list-item>
          <text:p text:style-name="P5">ch1Sequencer.ino</text:p>
        </text:list-item>
        <text:list-item>
          <text:p text:style-name="P5">ch8Sequencer.ino</text:p>
        </text:list-item>
        <text:list-item>
          <text:p text:style-name="P5">drumtest.ino</text:p>
        </text:list-item>
        <text:list-item>
          <text:p text:style-name="P5">midi.ino</text:p>
        </text:list-item>
        <text:list-item>
          <text:p text:style-name="P5">songMode.ino</text:p>
        </text:list-item>
        <text:list-item>
          <text:p text:style-name="P5">variables.h</text:p>
        </text:list-item>
      </text:list>
      <text:p text:style-name="P1"/>
      <text:p text:style-name="P1">1. 15stepTeensyDAW3.ino :</text:p>
      <text:p text:style-name="P1"/>
      <text:p text:style-name="P1">This is the main sketch. It is easier to look at it in chapters: </text:p>
      <text:p text:style-name="P1">1.1<text:tab/>Including all the librarys and the .h file</text:p>
      <text:p text:style-name="P1">1.2<text:tab/>calibration and customizing</text:p>
      <text:p text:style-name="P1">1.3<text:tab/>initiate the modules</text:p>
      <text:p text:style-name="P1">1.4<text:tab/>Place for the PJRC GUItool for the internal plugins (audio Connections)</text:p>
      <text:p text:style-name="P1"/>
      <text:p text:style-name="P1">1.5 <text:s/><text:tab/><text:span text:style-name="T2">void setup()</text:span>, starting the sequencer, tft and setting the standard Midi Channels for <text:tab/>each Track; make the startUpScreen</text:p>
      <text:p text:style-name="P1">1.6<text:tab/><text:span text:style-name="T2">void loop()</text:span>, run, the sequencer, reading the inputs. Applying all the controls from the <text:tab/>startscreen when touched(trackselection, transportcontrol, arrengmenttype).</text:p>
      <text:p text:style-name="P1"><text:tab/>With each touch on one of the controls we switch all other functions to „false/LOW“ <text:tab/>so the touches are not misinterpreted. After setting the state the code will open up <text:tab/>the desired „window“.</text:p>
      <text:p text:style-name="P1"/>
      <text:p text:style-name="P3"><text:tab/>Touch XY input is mapped to a grid of x=20, y=15 frames! <text:tab/><text:tab/></text:p>
      <text:p text:style-name="P3"><text:tab/>Each frame has a Frameheight and -width of 16 pixels. <text:s text:c="4"/><text:tab/><text:tab/></text:p>
      <text:p text:style-name="P2"/>
      <text:p text:style-name="P7"><text:soft-page-break/>1.7<text:tab/><text:span text:style-name="T5">void savebutton()</text:span> <text:span text:style-name="T3">Initializing the card and if we hit the save button, do all the <text:tab/>savings. Right now it saves the clip-array into one big junk of ascii´s, that is read <text:tab/>when loading.</text:span></text:p>
      <text:p text:style-name="P7"/>
      <text:p text:style-name="P8">1.8<text:tab/><text:span text:style-name="T5">void loadbutton()</text:span> Loading the clips array from the sd card.</text:p>
      <text:p text:style-name="P8"/>
      <text:p text:style-name="P8">1.9<text:tab/><text:span text:style-name="T5">void startUpScreen()</text:span> here are all the graphical elements from the startupscreen are <text:tab/>made.</text:p>
      <text:p text:style-name="P1"/>
      <text:p text:style-name="P6">1.10<text:tab/><text:span text:style-name="T5">void showCoordinates()</text:span> shows the actual touch-coordinates</text:p>
      <text:p text:style-name="P6"/>
      <text:p text:style-name="P6">1.11<text:tab/><text:span text:style-name="T5">void drawStepSequencerStatic(int desired_instrument)</text:span></text:p>
      <text:p text:style-name="P6"/>
      <text:p text:style-name="P6">1.12<text:tab/><text:span text:style-name="T5">void clearWorkSpace ()</text:span></text:p>
      <text:p text:style-name="P6"/>
      <text:p text:style-name="P6">1.13<text:tab/><text:span text:style-name="T5">void clearStepsGrid ()</text:span></text:p>
      <text:p text:style-name="P6"/>
      <text:p text:style-name="P6">1.14<text:tab/><text:span text:style-name="T5">void clearStepsGridY (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3T17:20:13.685000000</meta:creation-date>
    <dc:date>2022-09-14T16:20:17.642000000</dc:date>
    <meta:editing-duration>PT7H50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42" meta:word-count="355" meta:character-count="2167" meta:non-whitespace-character-count="1841"/>
  </office:meta>
</office:document-meta>
</file>